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Neue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72727" style:font-name="Open Sans" fo:letter-spacing="normal" fo:font-style="normal" fo:font-weight="bold" officeooo:paragraph-rsid="00134190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72727" style:font-name="Open Sans" fo:font-size="11.25pt" fo:letter-spacing="normal" fo:font-style="normal" fo:font-weight="normal" officeooo:paragraph-rsid="00134190"/>
    </style:style>
    <style:style style:name="P3" style:family="paragraph" style:parent-style-name="Standard">
      <style:text-properties officeooo:paragraph-rsid="00134190"/>
    </style:style>
    <style:style style:name="T1" style:family="text">
      <style:text-properties officeooo:rsid="000d07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omo é o meu dia</text:h>
      <text:p text:style-name="P2">Olá! Meu nome é <text:span text:style-name="T1">Pablo</text:span>, tenho 1<text:span text:style-name="T1">6</text:span> anos e hoje vou descrever um pouco do meu cotidiano.</text:p>
      <text:p text:style-name="P2">Primeiro preciso lembrar que a minha vida se baseia principalmente em estudar.</text:p>
      <text:p text:style-name="P2">Acordo às 6 horas da manhã e a primeira coisa que faço após me levantar é escovar meus dentes. Logo depois, tomo o primeiro banho do dia, o que me ajuda a ter mais energia para as tarefas diárias.</text:p>
      <text:p text:style-name="P2">Após me vestir, vou diretamente para a cozinha, onde tomo o meu café da manhã preparado pela minha mãe. Saio de casa por volta das 7 horas da manhã e chego no colégio cerca de <text:span text:style-name="T1">15 minutos </text:span>depois.</text:p>
      <text:p text:style-name="P2">No colégio, presto muita atenção ao que é ensinado, pois desejo muito <text:span text:style-name="T1">passar de ano</text:span>.</text:p>
      <text:p text:style-name="P2">Quando chego em casa já está <text:span text:style-name="T1">tarde</text:span>, mas primeiro costumo alimentar meus animais de estimação. Tenho um gato e um cachorro e cada um deles come um tipo de alimento diferente.</text:p>
      <text:p text:style-name="P2">Na parte da tarde gosto de jogar futebol e aproveito para estudar ainda mais. Às 21 horas é o momento de jantar e logo em seguida assisto u<text:span text:style-name="T1">ns</text:span> episódio<text:span text:style-name="T1">s</text:span> da minha série de televisão favorita. Costumo dormir por volta das 2<text:span text:style-name="T1">3</text:span> hora<text:span text:style-name="T1">s.</text:span></text:p>
      <text:p text:style-name="P2">Aos finais de semana costumo descansar ou sair com meus amigos. É uma rotina bastante intensa, mas gosto muito disso tudo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Neue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4:22:12.318465605</meta:creation-date>
    <dc:date>2022-08-25T14:23:26.596060851</dc:date>
    <meta:editing-duration>PT1M14S</meta:editing-duration>
    <meta:editing-cycles>1</meta:editing-cycles>
    <meta:document-statistic meta:table-count="0" meta:image-count="0" meta:object-count="0" meta:page-count="1" meta:paragraph-count="9" meta:word-count="220" meta:character-count="1175" meta:non-whitespace-character-count="964"/>
    <meta:generator>LibreOffice/5.1.6.2$Linux_X86_64 LibreOffice_project/10m0$Build-2</meta:generator>
  </office:meta>
</office:document-meta>
</file>